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E989547C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19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2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5" style:family="paragraph" style:parent-style-name="Preformatted_20_Text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center" style:justify-single-word="false" fo:break-before="page"/>
      <style:text-properties fo:font-size="13pt" fo:font-weight="normal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40pt" style:font-size-asian="40pt" style:font-size-complex="40pt"/>
    </style:style>
    <style:style style:name="T5" style:family="text">
      <style:text-properties fo:color="#c5000b" fo:font-size="24pt" style:font-size-asian="24pt" style:font-size-complex="24pt"/>
    </style:style>
    <style:style style:name="T6" style:family="text">
      <style:text-properties fo:color="#8000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8">Traveller 5</text:span><text:span text:style-name="T5"> </text:span></text:p>
      <text:p text:style-name="P11"/>
      <text:p text:style-name="P15">A SUB (SEC)</text:p>
      <text:p text:style-name="P15">HEX WORLD</text:p>
      <text:p text:style-name="P11"/>
      <text:p text:style-name="P11"/>
      <text:p text:style-name="P11"/>
      <text:p text:style-name="P12">maggot.iiss@sky.com</text:p>
      <text:p text:style-name="P11"/>
      <text:p text:style-name="P11"/>
      <text:p text:style-name="P12"/>
      <text:p text:style-name="P14">World guide</text:p>
      <text:p text:style-name="P12"/>
      <text:p text:style-name="P15">General Details for Imperial Forces</text:p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17">Does not contain rules:</text:p>
      <text:p text:style-name="P17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18"><text:a xlink:type="simple" xlink:href="https://github.com/MaggotIISS" text:style-name="Internet_20_link" text:visited-style-name="Visited_20_Internet_20_Link"><text:span text:style-name="T6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5">A SUB (SEC)</text:p>
      <text:p text:style-name="P27">HEX WORLD</text:p>
      <text:p text:style-name="P1"/>
      <text:p text:style-name="P3">The Traveller game in all forms is owned by Far Future Enterprises. </text:p>
      <text:p text:style-name="P3">Copyright 1977 - 2018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1"/>
      <text:p text:style-name="P4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5"/>
      <text:p text:style-name="P5">Nihil verum nisi mors</text:p>
      <text:p text:style-name="P21"><draw:frame draw:style-name="fr5" draw:name="graphics2" text:anchor-type="paragraph" svg:x="6.178in" svg:width="0.5in" svg:height="0.5in" draw:z-index="7"><draw:image xlink:href="Pictures/100002000000003000000030993851C4.gif" xlink:type="simple" xlink:show="embed" xlink:actuate="onLoad"/></draw:frame><draw:frame draw:style-name="fr6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5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6" draw:name="graphics16" text:anchor-type="paragraph" svg:width="0.5in" svg:height="0.5in" draw:z-index="4"><draw:image xlink:href="Pictures/1000000000000030000000307E607FC9.gif" xlink:type="simple" xlink:show="embed" xlink:actuate="onLoad"/></draw:frame>Only Death is Real!</text:p>
      <text:p text:style-name="P25"/>
      <text:p text:style-name="P19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19"/>
      <text:p text:style-name="P19"/>
      <text:p text:style-name="P19"/>
      <text:p text:style-name="P19"/>
      <text:p text:style-name="P24"><text:span text:style-name="T7">ORBIT</text:span> PATHS</text:p>
      <text:p text:style-name="P20">Red = Inner: <text:s text:c="2"/>Gress = Habitable: <text:s text:c="2"/>Blue = Outer</text:p>
      <text:p text:style-name="P20">Pink Bar = 10D <text:s/>Blue Bar = 100 D <text:s/>Grey Bar = 1000D</text:p>
      <text:p text:style-name="P20"/>
      <text:p text:style-name="P22">5FW STYLE SYSTEM BOX</text:p>
      <text:p text:style-name="P23">Outer Box = TAS zone</text:p>
      <text:p text:style-name="P23">Inner Box = Atmosphere</text:p>
      <text:p text:style-name="P23">Green Circle = Size</text:p>
      <text:p text:style-name="P23">Blue Circle = Hydrographics</text:p>
      <text:p text:style-name="P20"/>
      <text:p text:style-name="P23"/>
      <text:p text:style-name="P23"/>
      <text:p text:style-name="P26"/>
      <text:p text:style-name="P23"><draw:frame draw:style-name="fr9" draw:name="graphics1" text:anchor-type="paragraph" svg:width="6.6929in" svg:height="8.3791in" draw:z-index="11"><draw:image xlink:href="Pictures/100000000000030A000003CEE989547C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1-02T23:17:30.38</dc:date>
    <dc:creator>Mark Ferguson</dc:creator>
    <meta:editing-duration>P1DT13H25M31S</meta:editing-duration>
    <meta:editing-cycles>263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5" meta:paragraph-count="61" meta:word-count="362" meta:character-count="2172"/>
  </office:meta>
</office:document-meta>
</file>